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line-height="150%"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officeooo:rsid="0026ce69" officeooo:paragraph-rsid="0026ce69"/>
    </style:style>
    <style:style style:name="P4" style:family="paragraph" style:parent-style-name="Text_20_body">
      <style:paragraph-properties fo:line-height="150%"/>
      <style:text-properties style:font-name="Arial" fo:font-size="13pt" officeooo:rsid="0019c145" officeooo:paragraph-rsid="0019c145" style:font-size-asian="13pt" style:font-size-complex="13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Arial" fo:font-size="13pt" officeooo:rsid="001b58b1" officeooo:paragraph-rsid="001b58b1" style:font-size-asian="13pt" style:font-size-complex="13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Arial" fo:font-size="13pt" officeooo:rsid="001b58b1" officeooo:paragraph-rsid="001bb25f" style:font-size-asian="13pt" style:font-size-complex="13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Arial" fo:font-size="13pt" officeooo:rsid="001b58b1" officeooo:paragraph-rsid="001da255" style:font-size-asian="13pt" style:font-size-complex="13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Arial" fo:font-size="13pt" officeooo:rsid="001b58b1" officeooo:paragraph-rsid="001f3f5a" style:font-size-asian="13pt" style:font-size-complex="13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Arial" fo:font-size="13pt" officeooo:rsid="001b58b1" officeooo:paragraph-rsid="001ffcf6" style:font-size-asian="13pt" style:font-size-complex="13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Arial" fo:font-size="13pt" officeooo:rsid="001b58b1" officeooo:paragraph-rsid="00208a1e" style:font-size-asian="13pt" style:font-size-complex="13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Arial" fo:font-size="13pt" officeooo:rsid="001b58b1" officeooo:paragraph-rsid="0021a479" style:font-size-asian="13pt" style:font-size-complex="13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Arial" fo:font-size="13pt" officeooo:rsid="001b58b1" officeooo:paragraph-rsid="00234069" style:font-size-asian="13pt" style:font-size-complex="13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Arial" fo:font-size="13pt" officeooo:rsid="001b58b1" officeooo:paragraph-rsid="00250546" style:font-size-asian="13pt" style:font-size-complex="13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Arial" fo:font-size="13pt" officeooo:rsid="001b58b1" officeooo:paragraph-rsid="0026ce69" style:font-size-asian="13pt" style:font-size-complex="13pt"/>
    </style:style>
    <style:style style:name="P15" style:family="paragraph" style:parent-style-name="Text_20_body">
      <style:text-properties style:font-name="Arial" fo:font-size="13pt" officeooo:rsid="001b58b1" officeooo:paragraph-rsid="001b58b1" style:font-size-asian="13pt" style:font-size-complex="13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Arial" fo:font-size="13pt" officeooo:rsid="001bb25f" officeooo:paragraph-rsid="001bb25f" style:font-size-asian="13pt" style:font-size-complex="13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Arial" fo:font-size="13pt" officeooo:rsid="001db1ca" officeooo:paragraph-rsid="001db1ca" style:font-size-asian="13pt" style:font-size-complex="13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Arial" fo:font-size="13pt" officeooo:rsid="001f3f5a" officeooo:paragraph-rsid="001f3f5a" style:font-size-asian="13pt" style:font-size-complex="13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Arial" fo:font-size="13pt" officeooo:rsid="001ffcf6" officeooo:paragraph-rsid="001ffcf6" style:font-size-asian="13pt" style:font-size-complex="13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Arial" fo:font-size="13pt" officeooo:rsid="00208a1e" officeooo:paragraph-rsid="00208a1e" style:font-size-asian="13pt" style:font-size-complex="13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Arial" fo:font-size="13pt" officeooo:rsid="0021a479" officeooo:paragraph-rsid="0021a479" style:font-size-asian="13pt" style:font-size-complex="13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Arial" fo:font-size="13pt" officeooo:rsid="00234069" officeooo:paragraph-rsid="00234069" style:font-size-asian="13pt" style:font-size-complex="13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Arial" fo:font-size="13pt" officeooo:rsid="0023cc9f" officeooo:paragraph-rsid="0023cc9f" style:font-size-asian="13pt" style:font-size-complex="13pt"/>
    </style:style>
    <style:style style:name="P24" style:family="paragraph" style:parent-style-name="Text_20_body">
      <style:paragraph-properties fo:line-height="150%" fo:text-align="start" style:justify-single-word="false"/>
      <style:text-properties officeooo:rsid="001c71b5" officeooo:paragraph-rsid="001c71b5"/>
    </style:style>
    <style:style style:name="P25" style:family="paragraph" style:parent-style-name="Text_20_body">
      <style:paragraph-properties fo:line-height="150%" fo:text-align="start" style:justify-single-word="false"/>
      <style:text-properties officeooo:rsid="001da255" officeooo:paragraph-rsid="001da255"/>
    </style:style>
    <style:style style:name="P26" style:family="paragraph" style:parent-style-name="Text_20_body">
      <style:paragraph-properties fo:line-height="150%" fo:text-align="start" style:justify-single-word="false"/>
      <style:text-properties officeooo:rsid="00250546" officeooo:paragraph-rsid="00250546"/>
    </style:style>
    <style:style style:name="P27" style:family="paragraph" style:parent-style-name="Text_20_body">
      <style:paragraph-properties fo:text-align="start" style:justify-single-word="false"/>
      <style:text-properties officeooo:rsid="0026ce69" officeooo:paragraph-rsid="0026ce69"/>
    </style:style>
    <style:style style:name="P28" style:family="paragraph" style:parent-style-name="Title">
      <style:paragraph-properties fo:line-height="150%"/>
    </style:style>
    <style:style style:name="T1" style:family="text">
      <style:text-properties officeooo:rsid="001bb25f"/>
    </style:style>
    <style:style style:name="T2" style:family="text">
      <style:text-properties officeooo:rsid="001bc394"/>
    </style:style>
    <style:style style:name="T3" style:family="text">
      <style:text-properties officeooo:rsid="001c71b5"/>
    </style:style>
    <style:style style:name="T4" style:family="text">
      <style:text-properties officeooo:rsid="001da255"/>
    </style:style>
    <style:style style:name="T5" style:family="text">
      <style:text-properties officeooo:rsid="001db1ca"/>
    </style:style>
    <style:style style:name="T6" style:family="text">
      <style:text-properties officeooo:rsid="001ffcf6"/>
    </style:style>
    <style:style style:name="T7" style:family="text">
      <style:text-properties officeooo:rsid="00208a1e"/>
    </style:style>
    <style:style style:name="T8" style:family="text">
      <style:text-properties officeooo:rsid="0021a479"/>
    </style:style>
    <style:style style:name="T9" style:family="text">
      <style:text-properties officeooo:rsid="00234069"/>
    </style:style>
    <style:style style:name="T10" style:family="text">
      <style:text-properties officeooo:rsid="002505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Filtros-css</text:p>
      <text:p text:style-name="P4">Os filtros css servem para produzir efeitos em imagens / elementos em um documento web, para aplicar os filtros usa-se a propriedade filter:</text:p>
      <text:p text:style-name="P4">Filter: <text:s/>;</text:p>
      <text:h text:style-name="Heading_20_2" text:outline-level="2">Valores:</text:h>
      <text:p text:style-name="P15">Blur( ) - Brightness( ) - Contrast( ) - Grayscale – Invert( ) - opacity( ) - Saturate( ) - Sepia( ) - Hue-rotate( ) - Drop-shadow( )</text:p>
      <text:p text:style-name="P15">__________________________________________________________________</text:p>
      <text:h text:style-name="P2" text:outline-level="1">Blur( )</text:h>
      <text:p text:style-name="P5">O efeito blur <text:span text:style-name="T1">(embaçado)</text:span> serve para aplicar desfoque nas <text:span text:style-name="T1">imagens ou nos elementos, Recebe unidades de medidas como valor </text:span><text:span text:style-name="T2">mas sua principal unidade de medida é o px (pixels)</text:span></text:p>
      <text:p text:style-name="P16">Filter: blur( );</text:p>
      <text:p text:style-name="P6">__________________________________________________________________</text:p>
      <text:h text:style-name="P2" text:outline-level="1">B<text:span text:style-name="T3">r</text:span>ightness( )</text:h>
      <text:p text:style-name="P24">O efeito brightness serve para aumentar ou diminuir o brilho da imagem / elemento, Recebe apenas porcentagem <text:span text:style-name="T5">ou um numero expressando porcentagem</text:span> como valor, 0% deixa a imagem completamente escura (preta) e 100% é o valor padrão da imagem (imagem original), <text:span text:style-name="T4">valores maiores que 100% são permitidos e menores que 0% são invalidos</text:span></text:p>
      <text:p text:style-name="P25">Filter: brightness( );</text:p>
      <text:p text:style-name="P7">__________________________________________________________________</text:p>
      <text:h text:style-name="P2" text:outline-level="1"><text:span text:style-name="T6">C</text:span>ontrast( )</text:h>
      <text:p text:style-name="P17">O efeito contrast serve para aumentar ou diminuir o contraste da imagem / elemento, <text:s/><text:span text:style-name="T3">Recebe apenas porcentagem </text:span>ou um numero expressando porcentagem<text:span text:style-name="T3"> </text:span><text:soft-page-break/><text:span text:style-name="T3">como valor, </text:span>valores negativos são invalidos, 0% deixa a imagem com o maximo de contraste (cinza) e 100% é o valor padrão, valores maiores que 100 são permitidos</text:p>
      <text:p text:style-name="P18">Filter: contrast( );</text:p>
      <text:p text:style-name="P8">__________________________________________________________________</text:p>
      <text:h text:style-name="P2" text:outline-level="1"><text:span text:style-name="T6">G</text:span>rayscale( )</text:h>
      <text:p text:style-name="P18">O efeito grayscale aplica tons de cinza na imagem / elemento, <text:span text:style-name="T3">Recebe apenas porcentagem como valor, </text:span><text:span text:style-name="T5">valores negativos são invalidos, </text:span>0% é o valor padrão e 100% deixa a imagem totalmente cinza, valores maiores que 100 não mudam</text:p>
      <text:p text:style-name="P18">Filter: grayscale( );</text:p>
      <text:p text:style-name="P8">__________________________________________________________________</text:p>
      <text:h text:style-name="P2" text:outline-level="1">Invert( )</text:h>
      <text:p text:style-name="P19">O efeito invert tem a função de inverter as cores da imagem / elemento, recebe apenas porcentagem como valor, 0% é o valor padrão e 100% deixa a imagem com cores totalmente invertidas, valores negativos são invalidos e valores maior que 100 não mudam</text:p>
      <text:p text:style-name="P19">Filter: invert( );</text:p>
      <text:p text:style-name="P9">__________________________________________________________________</text:p>
      <text:h text:style-name="P1" text:outline-level="1"><text:span text:style-name="T8">O</text:span>pacity( )</text:h>
      <text:p text:style-name="P19">O efeito opacity aplica transparencia na imagem, ou seja, controla a opacidade da imagem / elementos, recebe porcentagem ou algum valor numerico, 0% / 0 <text:span text:style-name="T7">resulta na imagem totalmente transparente e 100% / 1 é o valor padrão, valores negativos ou maiores que 100% são invalidos</text:span></text:p>
      <text:p text:style-name="P20">Filter: opacity( );</text:p>
      <text:p text:style-name="P10">__________________________________________________________________</text:p>
      <text:p text:style-name="P10"/>
      <text:h text:style-name="P2" text:outline-level="1"><text:soft-page-break/>Saturate( )</text:h>
      <text:p text:style-name="P20">O efeito saturate determina a saturação da imagem / elemento, r<text:span text:style-name="T6">ecebe apenas porcentagem como valor, </text:span><text:span text:style-name="T8">0% resulta na imagem não saturada e 100% é o valor padrão, valores negativos são invalidos e maiores que 100 são permitidos</text:span></text:p>
      <text:p text:style-name="P21">Filter: saturate( );</text:p>
      <text:p text:style-name="P11">__________________________________________________________________</text:p>
      <text:h text:style-name="P2" text:outline-level="1">Sepia( )</text:h>
      <text:p text:style-name="P21">O efeito sepia converte as cores da imagem / elemento para tons sépia, <text:span text:style-name="T6">recebe apenas porcentagem como valor, 0% é o valor padrão </text:span>e 100% deixa a imagem totalmente sépia, valores negativos ou maiores que 100 são invalidos</text:p>
      <text:p text:style-name="P21">Filter: sepia( );</text:p>
      <text:p text:style-name="P11">__________________________________________________________________</text:p>
      <text:h text:style-name="P1" text:outline-level="1">Hue-rotate( )</text:h>
      <text:p text:style-name="P21">O efeito hue-rotate <text:span text:style-name="T9">converte as cores da imagem / elemento para tons de acordo com o ângulo da propriedade hue-rotate, ou seja, altera o valor da matiz da imagem / elemento, imagine uma roda de cores, os graus representam a aplicação da cor, recebe apenas graus (deg) como valor, 0deg é o valor padrão e 360deg faz o filtro ser invertido, valores negativos ou maiores que 360 são invalidos</text:span></text:p>
      <text:p text:style-name="P22">Filter: hue-rotate( );</text:p>
      <text:p text:style-name="P12">__________________________________________________________________</text:p>
      <text:h text:style-name="P2" text:outline-level="1">drop-shadow( )</text:h>
      <text:p text:style-name="P23">O efeito drop-shadow aplica sombra na imagem / elemento, <text:span text:style-name="T10">a sombra é colocada ao redor dos limites da imagem, ou seja, cria sombras com formas irregulares, ela tem os mesmos valores da propriedade box shadow, o primeiro valor é a sombra horizontal o segundo é a sombra vertical o terceiro é um blur na sombra e o quarto </text:span><text:soft-page-break/><text:span text:style-name="T10">e a cor da sombra, não existe um quarto valor para expandir a sombra igual no box-shadow</text:span></text:p>
      <text:p text:style-name="P26">Filter: drop-shadow( );</text:p>
      <text:p text:style-name="P13">__________________________________________________________________</text:p>
      <text:h text:style-name="P3" text:outline-level="1">Varios efeitos (Shorthand)</text:h>
      <text:p text:style-name="P27">Dependendo da ordem dos diversos filtros usados o resultado pode sair completamente diferente, por isso cuide com a ordem dos filtro pois o resultado pode mudar</text:p>
      <text:p text:style-name="P27">Filter: blur( ) | brightness( ) | contrast( ) | grayscale( ) | invert( ) | opacity( ) | saturate( ) | sepia( ) | hue-rotate( ) | drop-shadow( );</text:p>
      <text:p text:style-name="P14">__________________________________________________________________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08:48:54.916478460</meta:creation-date>
    <dc:date>2022-07-23T14:58:25.126954710</dc:date>
    <meta:editing-duration>PT9M49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4" meta:paragraph-count="50" meta:word-count="654" meta:character-count="4526" meta:non-whitespace-character-count="3919"/>
  </office:meta>
</office:document-meta>
</file>